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919" officeooo:paragraph-rsid="0018d919"/>
    </style:style>
    <style:style style:name="P2" style:family="paragraph" style:parent-style-name="Standard">
      <style:text-properties officeooo:rsid="001b30e3" officeooo:paragraph-rsid="001b30e3"/>
    </style:style>
    <style:style style:name="P3" style:family="paragraph" style:parent-style-name="Standard">
      <style:text-properties officeooo:rsid="001b30e3" officeooo:paragraph-rsid="001ce428"/>
    </style:style>
    <style:style style:name="P4" style:family="paragraph" style:parent-style-name="Standard">
      <style:text-properties officeooo:rsid="001b30e3" officeooo:paragraph-rsid="001d83f2"/>
    </style:style>
    <style:style style:name="P5" style:family="paragraph" style:parent-style-name="Standard">
      <style:text-properties officeooo:rsid="001b30e3" officeooo:paragraph-rsid="001e7943"/>
    </style:style>
    <style:style style:name="P6" style:family="paragraph" style:parent-style-name="Standard">
      <style:text-properties officeooo:rsid="001b30e3" officeooo:paragraph-rsid="001fe7da"/>
    </style:style>
    <style:style style:name="P7" style:family="paragraph" style:parent-style-name="Standard">
      <style:text-properties officeooo:rsid="001ce428" officeooo:paragraph-rsid="001ce428"/>
    </style:style>
    <style:style style:name="P8" style:family="paragraph" style:parent-style-name="Standard">
      <style:text-properties fo:font-style="normal" officeooo:rsid="001b30e3" officeooo:paragraph-rsid="001ce428" style:font-style-asian="normal" style:font-style-complex="normal"/>
    </style:style>
    <style:style style:name="P9" style:family="paragraph" style:parent-style-name="Standard">
      <style:text-properties fo:font-style="normal" officeooo:rsid="001b30e3" officeooo:paragraph-rsid="001e7943" style:font-style-asian="normal" style:font-style-complex="normal"/>
    </style:style>
    <style:style style:name="P10" style:family="paragraph" style:parent-style-name="Standard">
      <style:text-properties fo:font-style="normal" officeooo:rsid="001b30e3" officeooo:paragraph-rsid="001fe7da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b30e3" officeooo:paragraph-rsid="001e7943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b30e3" officeooo:paragraph-rsid="001fe7da" style:font-style-asian="normal" style:font-style-complex="normal"/>
    </style:style>
    <style:style style:name="P13" style:family="paragraph" style:parent-style-name="Standard">
      <style:text-properties fo:font-style="normal" style:text-underline-style="none" fo:font-weight="normal" officeooo:rsid="001b30e3" officeooo:paragraph-rsid="001fe7d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fe7da" officeooo:paragraph-rsid="001fe7da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b30e3" officeooo:paragraph-rsid="001ce428" style:font-weight-asian="bold" style:font-weight-complex="bold"/>
    </style:style>
    <style:style style:name="P16" style:family="paragraph" style:parent-style-name="Standard">
      <style:text-properties fo:font-weight="bold" officeooo:rsid="001b30e3" officeooo:paragraph-rsid="001d83f2" style:font-weight-asian="bold" style:font-weight-complex="bold"/>
    </style:style>
    <style:style style:name="P17" style:family="paragraph" style:parent-style-name="Standard">
      <style:text-properties fo:font-weight="bold" officeooo:rsid="001b30e3" officeooo:paragraph-rsid="001fe7da" style:font-weight-asian="bold" style:font-weight-complex="bold"/>
    </style:style>
    <style:style style:name="P18" style:family="paragraph" style:parent-style-name="Standard">
      <style:text-properties fo:font-weight="bold" officeooo:rsid="001b30e3" officeooo:paragraph-rsid="001ce428" fo:background-color="transparent" style:font-weight-asian="bold" style:font-weight-complex="bold"/>
    </style:style>
    <style:style style:name="P19" style:family="paragraph" style:parent-style-name="Standard">
      <style:text-properties fo:font-weight="bold" officeooo:rsid="001b30e3" officeooo:paragraph-rsid="001d83f2" fo:background-color="transparent" style:font-weight-asian="bold" style:font-weight-complex="bold"/>
    </style:style>
    <style:style style:name="P20" style:family="paragraph" style:parent-style-name="Standard">
      <style:text-properties fo:font-weight="bold" officeooo:rsid="001b30e3" officeooo:paragraph-rsid="001fe7da" fo:background-color="transparent" style:font-weight-asian="bold" style:font-weight-complex="bold"/>
    </style:style>
    <style:style style:name="P21" style:family="paragraph" style:parent-style-name="Standard">
      <style:text-properties fo:font-weight="bold" officeooo:rsid="001d83f2" officeooo:paragraph-rsid="001d83f2" fo:background-color="transparent" style:font-weight-asian="bold" style:font-weight-complex="bold"/>
    </style:style>
    <style:style style:name="P22" style:family="paragraph" style:parent-style-name="Standard">
      <style:text-properties fo:font-weight="bold" officeooo:rsid="001d83f2" officeooo:paragraph-rsid="001fe7da" fo:background-color="transparent" style:font-weight-asian="bold" style:font-weight-complex="bold"/>
    </style:style>
    <style:style style:name="T1" style:family="text">
      <style:text-properties officeooo:rsid="001a2e3b"/>
    </style:style>
    <style:style style:name="T2" style:family="text">
      <style:text-properties officeooo:rsid="001ce428"/>
    </style:style>
    <style:style style:name="T3" style:family="text">
      <style:text-properties fo:font-weight="bold" officeooo:rsid="001ce428" style:font-weight-asian="bold" style:font-weight-complex="bold"/>
    </style:style>
    <style:style style:name="T4" style:family="text">
      <style:text-properties fo:font-weight="bold" officeooo:rsid="001d83f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e428" style:font-weight-asian="normal" style:font-weight-complex="normal"/>
    </style:style>
    <style:style style:name="T7" style:family="text">
      <style:text-properties fo:font-weight="normal" officeooo:rsid="001d83f2" style:font-weight-asian="normal" style:font-weight-complex="normal"/>
    </style:style>
    <style:style style:name="T8" style:family="text">
      <style:text-properties fo:font-weight="normal" officeooo:rsid="001e7943" style:font-weight-asian="normal" style:font-weight-complex="normal"/>
    </style:style>
    <style:style style:name="T9" style:family="text">
      <style:text-properties fo:font-weight="normal" officeooo:rsid="001e7943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fe7da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ce428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fe7da" fo:background-color="#81d41a" loext:char-shading-value="0" style:font-weight-asian="normal" style:font-weight-complex="normal"/>
    </style:style>
    <style:style style:name="T13" style:family="text">
      <style:text-properties fo:font-weight="normal" officeooo:rsid="001fe7da" fo:background-color="#999999" loext:char-shading-value="0" style:font-weight-asian="normal" style:font-weight-complex="normal"/>
    </style:style>
    <style:style style:name="T14" style:family="text">
      <style:text-properties fo:font-weight="normal" officeooo:rsid="001fe7da" fo:background-color="#ff4000" loext:char-shading-value="0" style:font-weight-asian="normal" style:font-weight-complex="normal"/>
    </style:style>
    <style:style style:name="T15" style:family="text">
      <style:text-properties officeooo:rsid="001d83f2" fo:background-color="#ffff00" loext:char-shading-value="0"/>
    </style:style>
    <style:style style:name="T16" style:family="text">
      <style:text-properties officeooo:rsid="001e7943" fo:background-color="#ffff00" loext:char-shading-value="0"/>
    </style:style>
    <style:style style:name="T17" style:family="text"/>
    <style:style style:name="T18" style:family="text">
      <style:text-properties officeooo:rsid="001d83f2"/>
    </style:style>
    <style:style style:name="T19" style:family="text">
      <style:text-properties fo:font-style="italic" fo:font-weight="normal" officeooo:rsid="001ce42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d83f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e7943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fe7d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fe7da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1d83f2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01fe7da" fo:background-color="transparent" loext:char-shading-value="0" style:font-style-asian="italic" style:font-weight-asian="normal" style:font-style-complex="italic" style:font-weight-complex="normal"/>
    </style:style>
    <style:style style:name="T26" style:family="text">
      <style:text-properties officeooo:rsid="001ce428" fo:background-color="transparent" loext:char-shading-value="0"/>
    </style:style>
    <style:style style:name="T27" style:family="text">
      <style:text-properties officeooo:rsid="001d83f2" fo:background-color="transparent" loext:char-shading-value="0"/>
    </style:style>
    <style:style style:name="T28" style:family="text">
      <style:text-properties officeooo:rsid="001fe7da" fo:background-color="transparent" loext:char-shading-value="0"/>
    </style:style>
    <style:style style:name="T29" style:family="text">
      <style:text-properties style:use-window-font-color="true" loext:opacity="0%" officeooo:rsid="001ce428" fo:background-color="#f10d0c" loext:char-shading-value="0"/>
    </style:style>
    <style:style style:name="T30" style:family="text">
      <style:text-properties style:use-window-font-color="true" loext:opacity="0%" officeooo:rsid="001d83f2" fo:background-color="#f10d0c" loext:char-shading-value="0"/>
    </style:style>
    <style:style style:name="T31" style:family="text">
      <style:text-properties officeooo:rsid="001d83f2" fo:background-color="#f10d0c" loext:char-shading-value="0"/>
    </style:style>
    <style:style style:name="T32" style:family="text">
      <style:text-properties officeooo:rsid="001d83f2" fo:background-color="#81d41a" loext:char-shading-value="0"/>
    </style:style>
    <style:style style:name="T33" style:family="text">
      <style:text-properties officeooo:rsid="001e7943" fo:background-color="#81d41a" loext:char-shading-value="0"/>
    </style:style>
    <style:style style:name="T34" style:family="text">
      <style:text-properties officeooo:rsid="001e7943" fo:background-color="#81d41a" loext:char-shading-value="0"/>
    </style:style>
    <style:style style:name="T35" style:family="text">
      <style:text-properties fo:font-style="normal" officeooo:rsid="001fe7da" style:font-style-asian="normal" style:font-style-complex="normal"/>
    </style:style>
    <style:style style:name="T36" style:family="text">
      <style:text-properties fo:font-style="normal" fo:font-weight="normal" officeooo:rsid="001d83f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fe7da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1d83f2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ce428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d83f2" style:font-style-asian="normal" style:font-weight-asian="normal" style:font-style-complex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1d83f2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1e7943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officeooo:rsid="001e7943" fo:background-color="transparent" loext:char-shading-value="0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officeooo:rsid="001fe7da" fo:background-color="transparent" loext:char-shading-value="0" style:font-weight-asian="normal" style:font-weight-complex="normal"/>
    </style:style>
    <style:style style:name="T45" style:family="text">
      <style:text-properties style:text-underline-style="none" fo:font-weight="normal" officeooo:rsid="001d83f2" style:font-weight-asian="normal" style:font-weight-complex="normal"/>
    </style:style>
    <style:style style:name="T46" style:family="text">
      <style:text-properties style:text-underline-style="none" fo:font-weight="normal" officeooo:rsid="001e7943" style:font-weight-asian="normal" style:font-weight-complex="normal"/>
    </style:style>
    <style:style style:name="T47" style:family="text">
      <style:text-properties officeooo:rsid="001e7943"/>
    </style:style>
    <style:style style:name="T48" style:family="text">
      <style:text-properties officeooo:rsid="001e7943" fo:background-color="#999999" loext:char-shading-value="0"/>
    </style:style>
    <style:style style:name="T49" style:family="text">
      <style:text-properties officeooo:rsid="001fe7da" fo:background-color="#999999" loext:char-shading-value="0"/>
    </style:style>
    <style:style style:name="T50" style:family="text">
      <style:text-properties fo:background-color="#999999" loext:char-shading-value="0"/>
    </style:style>
    <style:style style:name="T51" style:family="text">
      <style:text-properties officeooo:rsid="001fe7da"/>
    </style:style>
    <style:style style:name="T52" style:family="text">
      <style:text-properties officeooo:rsid="001fe7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 2: Amongus</text:p>
      <text:p text:style-name="P1">Descripcion:</text:p>
      <text:p text:style-name="P1"><text:tab/>Todos los personajes han decidido <text:span text:style-name="T1">pasar la tarde jugando </text:span>una partida al Among Us. Tienes <text:tab/>que adivinar quien es el impostor y saca<text:span text:style-name="T1">r</text:span>lo de la nave antes de que mate a <text:span text:style-name="T1">4 personas</text:span>.</text:p>
      <text:p text:style-name="P2"/>
      <text:p text:style-name="P2">Historia:</text:p>
      <text:p text:style-name="P2"><text:tab/>Hoy todos los de la casa de personajes hemos decidido pasar el rato jugando una partida al </text:p>
      <text:p text:style-name="P3"><text:tab/>Among Us para distraernos de tanta aventura rara, <text:span text:style-name="T2">misteriosa o peligrosa, y de paso hacer </text:span></text:p>
      <text:p text:style-name="P3"><text:span text:style-name="T2"><text:tab/>una actividad en grupo ya que normalmente cada uno se va de aventura sin avisar al resto.</text:span></text:p>
      <text:p text:style-name="P3"><text:tab/><text:span text:style-name="T2">Ahora, que color deberia de elegir:</text:span></text:p>
      <text:p text:style-name="P3"><text:tab/><text:tab/><text:span text:style-name="T2">1)Azul</text:span></text:p>
      <text:p text:style-name="P3"><text:tab/><text:tab/><text:span text:style-name="T2">2)Rojo</text:span></text:p>
      <text:p text:style-name="P3"><text:tab/><text:tab/><text:span text:style-name="T2">3)Negro</text:span></text:p>
      <text:p text:style-name="P7"><text:tab/><text:tab/>4)Blanco</text:p>
      <text:p text:style-name="P7"><text:tab/><text:tab/>5)Verde</text:p>
      <text:p text:style-name="P7"><text:tab/><text:tab/>6)Amarillo</text:p>
      <text:p text:style-name="P7"><text:tab/>Lo tengo decidido, cojere el color «inserte color elegido», seguro que me da suerte.</text:p>
      <text:p text:style-name="P7"><text:tab/>Me ha tocado ser tripulante, asi que tendre que cazar al impostor. Por donde voy?</text:p>
      <text:p text:style-name="P3"><text:span text:style-name="T2"><text:tab/><text:tab/></text:span><text:span text:style-name="T3">1)</text:span><text:span text:style-name="T4">Camaras</text:span></text:p>
      <text:p text:style-name="P4"><text:span text:style-name="T6"><text:tab/></text:span><text:span text:style-name="T5"><text:tab/></text:span><text:span text:style-name="T19">2)</text:span><text:span text:style-name="T20">Almacenamiento</text:span></text:p>
      <text:p text:style-name="P4"><text:span text:style-name="T6"><text:tab/><text:tab/>3)</text:span><text:span text:style-name="T41">Navegacion</text:span></text:p>
      <text:p text:style-name="P3"><text:tab/><text:span text:style-name="T3">De acuerdo ire </text:span><text:span text:style-name="T4">a ver</text:span><text:span text:style-name="T3"> si pillo al impostor matando a alguien.</text:span></text:p>
      <text:p text:style-name="P3"><text:span text:style-name="T3"><text:tab/>Para la izquierda conmigo han venido el </text:span><text:span text:style-name="T6">«insertar </text:span><text:span text:style-name="T7">2</text:span><text:span text:style-name="T6"> colores»</text:span></text:p>
      <text:p text:style-name="P3"><text:span text:style-name="T6"><text:tab/></text:span><text:span text:style-name="T3">Entro en camaras. En que camara me fijo mas?</text:span></text:p>
      <text:p text:style-name="P15"><text:tab/><text:tab/><text:span text:style-name="T26">1)Camara 1</text:span></text:p>
      <text:p text:style-name="P18"><text:tab/><text:tab/><text:span text:style-name="T2">2)Camara 2</text:span></text:p>
      <text:p text:style-name="P18"><text:tab/><text:tab/><text:span text:style-name="T2">3)Camara 3</text:span></text:p>
      <text:p text:style-name="P18"><text:span text:style-name="T2"><text:tab/><text:tab/>4)Camara 4</text:span></text:p>
      <text:p text:style-name="P21"><text:span text:style-name="T2"><text:tab/>R</text:span>andom</text:p>
      <text:p text:style-name="P18"><text:span text:style-name="T2"><text:tab/><text:tab/></text:span><text:span text:style-name="T29">En la camara </text:span><text:span text:style-name="T30">X</text:span><text:span text:style-name="T29"> no ha pasado nada desde hace un rato.</text:span></text:p>
      <text:p text:style-name="P19"><text:span text:style-name="T2"><text:tab/><text:tab/></text:span><text:span text:style-name="T15">En la camara X ha pasado el color «insertar color». Los unicos que no he visto </text:span><text:span text:style-name="T18"><text:tab/><text:tab/></text:span><text:span text:style-name="T15">han sido «traidor» y «insertar color»</text:span></text:p>
      <text:p text:style-name="P19"><text:span text:style-name="T2"><text:tab/><text:tab/></text:span><text:span text:style-name="T31">En la camara X no ha pasado nada desde hace rato.</text:span></text:p>
      <text:p text:style-name="P19"><text:span text:style-name="T18"><text:tab/><text:tab/></text:span><text:span text:style-name="T32">He visto como el «traidor» </text:span><text:span text:style-name="T33">h</text:span><text:span text:style-name="T32">a matado.</text:span></text:p>
      <text:p text:style-name="P19"><text:span text:style-name="T18"><text:tab/><text:tab/></text:span><text:span text:style-name="T48">Me matan</text:span></text:p>
      <text:p text:style-name="P16"><text:span text:style-name="T2"><text:tab/></text:span><text:span text:style-name="T18">De repente llamada de emergencia.</text:span></text:p>
      <text:p text:style-name="P15"><text:span text:style-name="T2"><text:tab/><text:tab/></text:span><text:span text:style-name="T34">1)Indico que «traidor» es el impostor.</text:span></text:p>
      <text:p text:style-name="P15"><text:span text:style-name="T47"><text:tab/><text:tab/></text:span><text:span text:style-name="T16">2)Empiezo las sospechas hacia «traidor». «Tirar dado(1 al 6), dado&gt;=3 lo </text:span><text:span text:style-name="T47"><text:tab/><text:tab/><text:tab/> <text:s text:c="2"/></text:span><text:span text:style-name="T16">sacais»</text:span></text:p>
      <text:p text:style-name="P15"><text:span text:style-name="T2"><text:tab/><text:tab/></text:span><text:span text:style-name="T47">3)Empiezan sospechas sobre «traidor». Lo apoyo? (S/N)</text:span></text:p>
      <text:p text:style-name="P3"><text:span text:style-name="T6"><text:tab/></text:span><text:span text:style-name="T20">De acuerdo, ire a almacenamiento a hacer mis</text:span><text:span text:style-name="T21">i</text:span><text:span text:style-name="T20">ones.</text:span></text:p>
      <text:p text:style-name="P3"><text:span text:style-name="T20"><text:tab/>Para abajo solo ha venido </text:span><text:span text:style-name="T36">«insertar color».</text:span></text:p>
      <text:p text:style-name="P3"><text:span text:style-name="T36"><text:tab/></text:span><text:span text:style-name="T20">Estoy todo el rato a sulago no tiene pinta de ser el.</text:span></text:p>
      <text:p text:style-name="P3"><text:span text:style-name="T20"><text:tab/>De repente llamada de emergencia.</text:span></text:p>
      <text:p text:style-name="P3"><text:span text:style-name="T20"><text:tab/><text:tab/></text:span><text:span text:style-name="T21">1) Me quedo callado toda la votacion</text:span></text:p>
      <text:p text:style-name="P5"><text:span text:style-name="T21"><text:tab/><text:tab/>2) Empiezan sospechas sobre «traidor». Lo apoyo? (S/N)</text:span></text:p>
      <text:p text:style-name="P5"><text:span text:style-name="T21"/></text:p>
      <text:p text:style-name="P5"><text:span text:style-name="T21"/></text:p>
      <text:p text:style-name="P5"><text:span text:style-name="T21"/></text:p>
      <text:p text:style-name="P5"><text:span text:style-name="T21"/></text:p>
      <text:p text:style-name="P5"><text:span text:style-name="T21"/></text:p>
      <text:p text:style-name="P5"><text:span text:style-name="T21"/></text:p>
      <text:p text:style-name="P3"><text:soft-page-break/><text:span text:style-name="T20"><text:tab/></text:span><text:span text:style-name="T38">De acuerdo, ire a navegacion a hacer misiones.</text:span></text:p>
      <text:p text:style-name="P9"><text:span text:style-name="T7"><text:tab/></text:span><text:span text:style-name="T41">Para la derecha ha venido </text:span><text:span text:style-name="T45">«traidor»</text:span><text:span text:style-name="T41"> i </text:span><text:span text:style-name="T45">«insertar color».</text:span></text:p>
      <text:p text:style-name="P9"><text:span text:style-name="T45"><text:tab/></text:span><text:span text:style-name="T42">He encontrado el cuerpo de </text:span><text:span text:style-name="T46">«color insertado anteriormente»</text:span></text:p>
      <text:p text:style-name="P8"><text:span text:style-name="T46"><text:tab/></text:span><text:span text:style-name="T42">Hago llamada de emergencia.</text:span></text:p>
      <text:p text:style-name="P11"><text:span text:style-name="T8"><text:tab/><text:tab/></text:span><text:span text:style-name="T43">1) Indico que «traidor» es el impostor.</text:span></text:p>
      <text:p text:style-name="P12"><text:span text:style-name="T9"><text:tab/><text:tab/></text:span><text:span text:style-name="T43">2) Empiezo las sospechas hacia «traidor». «Tirar dado(1 al 6), dado&gt;=3 lo sacais»</text:span></text:p>
      <text:p text:style-name="P12"><text:span text:style-name="T9"><text:tab/></text:span><text:span text:style-name="T12">SE HA ECHADO AL «traidor»</text:span></text:p>
      <text:p text:style-name="P12"><text:span text:style-name="T10"><text:tab/></text:span><text:span text:style-name="T14">NO HAS APOYADO LAS SOSPECHAS</text:span></text:p>
      <text:p text:style-name="P12"><text:span text:style-name="T10"><text:tab/></text:span><text:span text:style-name="T13">HAS MUERTO</text:span></text:p>
      <text:p text:style-name="P12"><text:span text:style-name="T10"><text:tab/></text:span><text:span text:style-name="T11">Por donde voy?</text:span></text:p>
      <text:p text:style-name="P6"><text:span text:style-name="T2"><text:tab/><text:tab/></text:span><text:span text:style-name="T39">1)</text:span><text:span text:style-name="T40">Camaras</text:span></text:p>
      <text:p text:style-name="P13"><text:span text:style-name="T2"><text:tab/></text:span><text:tab/><text:span text:style-name="T2">2)</text:span><text:span text:style-name="T18">Almacenamiento</text:span></text:p>
      <text:p text:style-name="P13"><text:span text:style-name="T26"><text:tab/><text:tab/>3)</text:span><text:span text:style-name="T27">Navegacion</text:span></text:p>
      <text:p text:style-name="P6"><text:span text:style-name="T3"><text:tab/>De acuerdo ire </text:span><text:span text:style-name="T4">a ver</text:span><text:span text:style-name="T3"> si pillo al impostor matando a alguien.</text:span></text:p>
      <text:p text:style-name="P6"><text:span text:style-name="T3"><text:tab/>Para la izquierda conmigo han venido el </text:span><text:span text:style-name="T6">«insertar </text:span><text:span text:style-name="T7">2</text:span><text:span text:style-name="T6"> colores»</text:span></text:p>
      <text:p text:style-name="P6"><text:span text:style-name="T6"><text:tab/></text:span><text:span text:style-name="T3">Entro en camaras. En que camara me fijo mas?</text:span></text:p>
      <text:p text:style-name="P17"><text:tab/><text:tab/><text:span text:style-name="T26">1)Camara 1</text:span></text:p>
      <text:p text:style-name="P20"><text:tab/><text:tab/><text:span text:style-name="T2">2)Camara 2</text:span></text:p>
      <text:p text:style-name="P20"><text:tab/><text:tab/><text:span text:style-name="T2">3)Camara 3</text:span></text:p>
      <text:p text:style-name="P20"><text:span text:style-name="T2"><text:tab/><text:tab/>4)Camara 4</text:span></text:p>
      <text:p text:style-name="P22"><text:span text:style-name="T2"><text:tab/>R</text:span>andom</text:p>
      <text:p text:style-name="P20"><text:span text:style-name="T2"><text:tab/><text:tab/></text:span><text:span text:style-name="T29">En la camara </text:span><text:span text:style-name="T30">X</text:span><text:span text:style-name="T29"> no ha pasado nada desde hace un rato.</text:span></text:p>
      <text:p text:style-name="P20"><text:span text:style-name="T2"><text:tab/><text:tab/></text:span><text:span text:style-name="T15">En la camara X ha pasado el color «insertar color». Los unicos que no he visto </text:span><text:span text:style-name="T18"><text:tab/><text:tab/></text:span><text:span text:style-name="T15">han sido «traidor» y «insertar color»</text:span></text:p>
      <text:p text:style-name="P20"><text:span text:style-name="T2"><text:tab/><text:tab/></text:span><text:span text:style-name="T31">En la camara X no ha pasado nada desde hace rato.</text:span></text:p>
      <text:p text:style-name="P20"><text:span text:style-name="T18"><text:tab/><text:tab/></text:span><text:span text:style-name="T32">He visto como el «traidor» </text:span><text:span text:style-name="T33">h</text:span><text:span text:style-name="T32">a matado.</text:span></text:p>
      <text:p text:style-name="P20"><text:span text:style-name="T18"><text:tab/><text:tab/></text:span><text:span text:style-name="T48">Me matan</text:span></text:p>
      <text:p text:style-name="P17"><text:span text:style-name="T2"><text:tab/></text:span><text:span text:style-name="T18">De repente llamada de emergencia.</text:span></text:p>
      <text:p text:style-name="P17"><text:span text:style-name="T2"><text:tab/><text:tab/></text:span><text:span text:style-name="T34">1)Indico que «traidor» es el impostor.</text:span></text:p>
      <text:p text:style-name="P17"><text:span text:style-name="T47"><text:tab/><text:tab/></text:span><text:span text:style-name="T16">2)Empiezo las sospechas hacia «traidor». «Tirar dado(1 al 6), dado&gt;=3 lo </text:span><text:span text:style-name="T47"><text:tab/><text:tab/><text:tab/> <text:s text:c="2"/></text:span><text:span text:style-name="T16">sacais»</text:span></text:p>
      <text:p text:style-name="P17"><text:span text:style-name="T2"><text:tab/><text:tab/></text:span><text:span text:style-name="T47">3)Empiezan sospechas sobre «traidor». Lo apoyo? (S/N)</text:span></text:p>
      <text:p text:style-name="P17"><text:tab/><text:tab/><text:span text:style-name="T51">4)Me matan.</text:span><text:span text:style-name="T35"> «Tirar dado (1 o 2)»</text:span></text:p>
      <text:p text:style-name="P6"><text:span text:style-name="T6"><text:tab/></text:span></text:p>
      <text:p text:style-name="P6"><text:span text:style-name="T19"><text:tab/></text:span><text:span text:style-name="T20">De acuerdo, ire a almacenamiento a hacer mis</text:span><text:span text:style-name="T21">i</text:span><text:span text:style-name="T20">ones.</text:span></text:p>
      <text:p text:style-name="P6"><text:span text:style-name="T20"><text:tab/>Para abajo solo ha venido </text:span><text:span text:style-name="T36">«insertar color».</text:span></text:p>
      <text:p text:style-name="P6"><text:span text:style-name="T36"><text:tab/></text:span><text:span text:style-name="T20">Estoy todo el rato a sulago no tiene pinta de ser el.</text:span></text:p>
      <text:p text:style-name="P6"><text:span text:style-name="T20"><text:tab/>De repente llamada de emergencia.</text:span></text:p>
      <text:p text:style-name="P6"><text:span text:style-name="T20"><text:tab/><text:tab/></text:span><text:span text:style-name="T21">1) Me quedo callado toda la votacion</text:span></text:p>
      <text:p text:style-name="P6"><text:span text:style-name="T21"><text:tab/><text:tab/>2) Empiezan sospechas sobre «traidor». Lo apoyo? (S/N)</text:span></text:p>
      <text:p text:style-name="P6"><text:span text:style-name="T21"><text:tab/><text:tab/></text:span><text:span text:style-name="T22">3) Me matan. «Tirar dado (1 o 2)»</text:span></text:p>
      <text:p text:style-name="P6"><text:span text:style-name="T20"><text:tab/></text:span></text:p>
      <text:p text:style-name="P6"><text:span text:style-name="T24"><text:tab/></text:span><text:span text:style-name="T38">De acuerdo, ire a navegacion a hacer misiones.</text:span></text:p>
      <text:p text:style-name="P10"><text:span text:style-name="T7"><text:tab/></text:span><text:span text:style-name="T41">Para la derecha ha venido </text:span><text:span text:style-name="T45">«traidor»</text:span><text:span text:style-name="T41"> i </text:span><text:span text:style-name="T45">«insertar color».</text:span></text:p>
      <text:p text:style-name="P10"><text:span text:style-name="T45"><text:tab/></text:span><text:span text:style-name="T42">He encontrado el cuerpo de </text:span><text:span text:style-name="T46">«color insertado anteriormente»</text:span></text:p>
      <text:p text:style-name="P10"><text:span text:style-name="T46"><text:tab/></text:span><text:span text:style-name="T42">Hago llamada de emergencia.</text:span></text:p>
      <text:p text:style-name="P12"><text:span text:style-name="T8"><text:tab/><text:tab/></text:span><text:span text:style-name="T43">1) Indico que «traidor» es el impostor.</text:span></text:p>
      <text:p text:style-name="P12"><text:span text:style-name="T9"><text:tab/><text:tab/></text:span><text:span text:style-name="T43">2) Empiezo las sospechas hacia «traidor». «Tirar dado(1 al 6), dado&gt;=3 lo sacais»</text:span></text:p>
      <text:p text:style-name="P12"><text:span text:style-name="T23"><text:tab/><text:tab/></text:span><text:span text:style-name="T44">3) Me matan. «Tirar dado (1 o 2)»</text:span></text:p>
      <text:p text:style-name="P12"><text:span text:style-name="T9"><text:tab/></text:span><text:span text:style-name="T12">SE HA ECHADO AL «traidor»</text:span></text:p>
      <text:p text:style-name="P12"><text:span text:style-name="T10"><text:tab/></text:span><text:span text:style-name="T14">NO HAS APOYADO LAS SOSPECHAS</text:span></text:p>
      <text:p text:style-name="P13"><text:span text:style-name="T28"><text:tab/></text:span><text:span text:style-name="T49">HAS MUERTO</text:span></text:p>
      <text:p text:style-name="P14"><text:soft-page-break/>SI HA MUERTO: GAME OVER</text:p>
      <text:p text:style-name="P14">SI SACAIS AL IMPOSTOR: ENHORABUENA LO HAS CONSEGUI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9:28:58.375414225</meta:creation-date>
    <dc:date>2022-01-17T12:08:53.670365006</dc:date>
    <meta:editing-duration>PT11S</meta:editing-duration>
    <meta:editing-cycles>1</meta:editing-cycles>
    <meta:document-statistic meta:table-count="0" meta:image-count="0" meta:object-count="0" meta:page-count="3" meta:paragraph-count="94" meta:word-count="637" meta:character-count="3771" meta:non-whitespace-character-count="3071"/>
    <meta:generator>LibreOffice/7.0.4.2$Linux_X86_64 LibreOffice_project/00$Build-2</meta:generator>
  </office:meta>
</office:document-meta>
</file>